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191cm" table:align="margins" style:writing-mode="lr-tb"/>
    </style:style>
    <style:style style:name="Tabla1.A" style:family="table-column">
      <style:table-column-properties style:column-width="8.595cm" style:rel-column-width="32767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9.102cm" style:type="center"/>
          <style:tab-stop style:position="17.198cm" style:type="right"/>
        </style:tab-stops>
      </style:paragraph-properties>
      <style:text-properties officeooo:rsid="0016228f" officeooo:paragraph-rsid="0016228f"/>
    </style:style>
    <style:style style:name="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officeooo:rsid="000fc028" officeooo:paragraph-rsid="000fc028" style:font-size-asian="9pt" style:font-size-complex="9pt"/>
    </style:style>
    <style:style style:name="P3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officeooo:rsid="001d6819" officeooo:paragraph-rsid="001d6819"/>
    </style:style>
    <style:style style:name="P4" style:family="paragraph" style:parent-style-name="Standard">
      <style:paragraph-properties fo:text-align="start" style:justify-single-word="false"/>
      <style:text-properties officeooo:rsid="0021d76d" officeooo:paragraph-rsid="00200b0d"/>
    </style:style>
    <style:style style:name="P5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095cm" style:type="center"/>
          <style:tab-stop style:position="17.198cm" style:type="right"/>
        </style:tab-stops>
      </style:paragraph-properties>
    </style:style>
    <style:style style:name="P6" style:family="paragraph" style:parent-style-name="Header">
      <style:paragraph-properties>
        <style:tab-stops>
          <style:tab-stop style:position="9.102cm" style:type="center"/>
          <style:tab-stop style:position="17.198cm" style:type="right"/>
        </style:tab-stops>
      </style:paragraph-properties>
      <style:text-properties officeooo:rsid="0016228f" officeooo:paragraph-rsid="0016228f"/>
    </style:style>
    <style:style style:name="P7" style:family="paragraph" style:parent-style-name="Heading_20_1">
      <style:paragraph-properties fo:break-before="page"/>
      <style:text-properties officeooo:rsid="0019cb05" officeooo:paragraph-rsid="0019cb05"/>
    </style:style>
    <style:style style:name="P8" style:family="paragraph" style:parent-style-name="Standard">
      <style:paragraph-properties>
        <style:tab-stops>
          <style:tab-stop style:position="8.996cm"/>
        </style:tab-stops>
      </style:paragraph-properties>
    </style:style>
    <style:style style:name="P9" style:family="paragraph" style:parent-style-name="Standard">
      <style:paragraph-properties fo:text-align="center" style:justify-single-word="false" fo:padding-left="0cm" fo:padding-right="0cm" fo:padding-top="0cm" fo:padding-bottom="0.141cm" fo:border="none"/>
    </style:style>
    <style:style style:name="P10" style:family="paragraph" style:parent-style-name="Standard">
      <style:paragraph-properties fo:text-align="center" style:justify-single-word="false" fo:orphans="2" fo:widows="2" fo:hyphenation-ladder-count="no-limit" fo:padding-left="0cm" fo:padding-right="0cm" fo:padding-top="0cm" fo:padding-bottom="0.141cm" fo:border="no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able_20_Contents">
      <style:text-properties officeooo:rsid="002698f4" officeooo:paragraph-rsid="002698f4"/>
    </style:style>
    <style:style style:name="P12" style:family="paragraph" style:parent-style-name="Table_20_Contents" style:list-style-name="L1">
      <style:text-properties officeooo:rsid="002698f4" officeooo:paragraph-rsid="002698f4"/>
    </style:style>
    <style:style style:name="P13" style:family="paragraph" style:parent-style-name="Table_20_Contents">
      <style:text-properties officeooo:rsid="00283291" officeooo:paragraph-rsid="00283291"/>
    </style:style>
    <style:style style:name="P14" style:family="paragraph" style:parent-style-name="Title">
      <style:paragraph-properties fo:text-align="center" style:justify-single-word="false" fo:padding-left="0cm" fo:padding-right="0cm" fo:padding-top="0cm" fo:padding-bottom="0.141cm" fo:border="none"/>
    </style:style>
    <style:style style:name="P15" style:family="paragraph" style:parent-style-name="Title">
      <style:paragraph-properties fo:text-align="center" style:justify-single-word="false" fo:orphans="2" fo:widows="2" fo:hyphenation-ladder-count="no-limit" fo:padding-left="0cm" fo:padding-right="0cm" fo:padding-top="0cm" fo:padding-bottom="0.141cm" fo:border="no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Calibri Light" fo:font-size="24pt" style:font-size-asian="24pt" style:font-size-complex="2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fc028" style:font-size-asian="9pt" style:font-size-complex="9pt"/>
    </style:style>
    <style:style style:name="T4" style:family="text">
      <style:text-properties fo:font-size="9pt" officeooo:rsid="0016228f" style:font-size-asian="9pt" style:font-size-complex="9pt"/>
    </style:style>
    <style:style style:name="T5" style:family="text">
      <style:text-properties officeooo:rsid="0028329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4">DPTO. INFORMÁTICA - I.E.S. LA MARISMA</text:p>
      <text:p text:style-name="P14"><text:s/>MÓDULO PROYECTO INTERMODULAR </text:p>
      <text:p text:style-name="P14">C.F.G.M. </text:p>
      <text:p text:style-name="P14">SISTEMAS MICROINFORMÁTICOS Y REDES </text:p>
      <text:p text:style-name="P9"/>
      <text:p text:style-name="P15">Diseño, Implementación y Gestión de un Entorno Virtualizado de Servidores con Proxmox VE </text:p>
      <text:p text:style-name="P10"/>
      <text:p text:style-name="P10"/>
      <text:p text:style-name="P10"/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P11">Título del proyecto:</text:p>
          </table:table-cell>
          <table:covered-table-cell/>
        </table:table-row>
        <table:table-row>
          <table:table-cell table:style-name="Tabla1.A2" office:value-type="string">
            <text:p text:style-name="P11">Autor: Álvaro Carmona Feria</text:p>
          </table:table-cell>
          <table:table-cell table:style-name="Tabla1.B2" office:value-type="string">
            <text:p text:style-name="P11">Fecha:</text:p>
          </table:table-cell>
        </table:table-row>
        <table:table-row>
          <table:table-cell table:style-name="Tabla1.B2" table:number-columns-spanned="2" office:value-type="string">
            <text:p text:style-name="P11">Titulación: <text:span text:style-name="T5">Sistemas Microinformáticos y Redes</text:span>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11">Tutor: Juan Alonso Limon Limon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11">Palabras clave:</text:p>
            <text:list text:style-name="L1">
              <text:list-item>
                <text:p text:style-name="P12">Castellano:</text:p>
              </text:list-item>
              <text:list-item>
                <text:p text:style-name="P12">Ingles</text:p>
              </text:list-item>
            </text:list>
          </table:table-cell>
          <table:covered-table-cell/>
        </table:table-row>
        <table:table-row>
          <table:table-cell table:style-name="Tabla1.B2" table:number-columns-spanned="2" office:value-type="string">
            <text:p text:style-name="P13">Resumen del proyecto:</text:p>
            <text:p text:style-name="P13">(Español)</text:p>
            <text:p text:style-name="P13">(English)</text:p>
          </table:table-cell>
          <table:covered-table-cell/>
        </table:table-row>
      </table:table>
      <text:p text:style-name="P10"/>
      <text:p text:style-name="P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</text:index-body>
      </text:table-of-content>
      <text:p text:style-name="P4"/>
      <text:list text:style-name="Numbering_20_123">
        <text:list-item>
          <text:h text:style-name="P7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Numbering_20_123" style:class="text" style:master-page-name="">
      <style:paragraph-properties fo:margin-top="0.423cm" fo:margin-bottom="0cm" style:contextual-spacing="false" fo:keep-together="always" style:page-number="auto" fo:keep-with-next="always"/>
      <style:text-properties fo:color="#000000" loext:opacity="100%" style:font-name="Calibri2" fo:font-family="Calibri" style:font-style-name="Normal" style:font-family-generic="swiss" style:font-pitch="variable" fo:font-size="16pt" fo:font-weight="bold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5b9bd5"/>
      <style:text-properties fo:color="#323e4f" loext:opacity="100%" style:font-name="Calibri Light" fo:font-family="'Calibri Light'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5b9bd5" fo:border-bottom="0.51pt solid #5b9bd5"/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Intense_20_Reference" style:display-name="Intense Reference" style:family="text" style:parent-style-name="Default_20_Paragraph_20_Font">
      <style:text-properties fo:font-variant="small-caps" fo:color="#ed7d31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Título_20_Car" style:display-name="Título Car" style:family="text" style:parent-style-name="Default_20_Paragraph_20_Font">
      <style:text-properties fo:color="#323e4f" loext:opacity="100%" style:font-name="Calibri Light" fo:font-family="'Calibri Light'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6pt" style:font-size-asian="16pt" style:font-size-complex="16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9.102cm" style:type="center"/>
          <style:tab-stop style:position="17.198cm" style:type="right"/>
        </style:tab-stops>
      </style:paragraph-properties>
      <style:text-properties officeooo:rsid="0016228f" officeooo:paragraph-rsid="0016228f"/>
    </style:style>
    <style:style style:name="MP2" style:family="paragraph" style:parent-style-name="Standard">
      <style:paragraph-properties>
        <style:tab-stops>
          <style:tab-stop style:position="8.996cm"/>
        </style:tab-stops>
      </style:paragraph-properties>
    </style:style>
    <style:style style:name="M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095cm" style:type="center"/>
          <style:tab-stop style:position="17.198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officeooo:rsid="000fc028" officeooo:paragraph-rsid="000fc028" style:font-size-asian="9pt" style:font-size-complex="9pt"/>
    </style:style>
    <style:style style:name="MT1" style:family="text">
      <style:text-properties style:font-name="Calibri Light" fo:font-size="24pt" style:font-size-asian="24pt" style:font-size-complex="24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officeooo:rsid="000fc028" style:font-size-asian="9pt" style:font-size-complex="9pt"/>
    </style:style>
    <style:style style:name="MT4" style:family="text">
      <style:text-properties fo:font-size="9pt" officeooo:rsid="0016228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0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fo:background-color="transparent" style:dynamic-spacing="true" draw:fill="none" draw:fill-color="#729fcf"/>
      </style:header-style>
      <style:footer-style>
        <style:header-footer-properties fo:min-height="2.54cm" fo:margin-left="0cm" fo:margin-right="0cm" fo:margin-top="2.43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Álvaro Carmona Feria<text:tab/><text:tab/>2º SMR</text:p>
      </style:header>
      <style:header-first>
        <text:p text:style-name="MP1"><text:tab/><text:tab/></text:p>
      </style:header-first>
      <style:footer>
        <text:p text:style-name="MP2" loext:marker-style-name="MT1"><text:tab/><text:page-number text:select-page="current">3</text:page-number><loext:content-control loext:id="1758779222"/></text:p>
        <text:p text:style-name="MP3" loext:marker-style-name="MT2"><text:span text:style-name="MT3">Álvaro Carmona Feria</text:span><text:span text:style-name="MT2"><text:tab/><text:tab/></text:span><text:span text:style-name="MT4">[Asignatura]</text:span></text:p>
        <text:p text:style-name="MP4"/>
        <text:p text:style-name="Footer"/>
      </style:footer>
      <style:footer-first>
        <text:p text:style-name="MP2" loext:marker-style-name="MT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9T00:44:27.352849800</meta:creation-date>
    <dc:language>es-ES</dc:language>
    <meta:editing-cycles>3</meta:editing-cycles>
    <meta:editing-duration>PT8M40S</meta:editing-duration>
    <meta:generator>LibreOffice/24.2.4.2$Windows_X86_64 LibreOffice_project/51a6219feb6075d9a4c46691dcfe0cd9c4fff3c2</meta:generator>
    <dc:title>Plantilla para trabajos</dc:title>
    <dc:date>2025-11-11T09:27:32.910000000</dc:date>
    <meta:document-statistic meta:table-count="1" meta:image-count="0" meta:object-count="0" meta:page-count="3" meta:paragraph-count="22" meta:word-count="68" meta:character-count="477" meta:non-whitespace-character-count="421"/>
    <meta:user-defined meta:name="AppVersion">15.0000</meta:user-defined>
    <meta:template xlink:type="simple" xlink:actuate="onRequest" xlink:title="Plantilla para trabajos" xlink:href="../../../../AppData/Roaming/LibreOffice/4/user/template/Plantilla%20para%20trabajos.ott" meta:date="2025-11-09T00:44:26.753704000"/>
  </office:meta>
</office:document-meta>
</file>